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 3 of 9" svg:font-family="'Free 3 of 9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5.249cm" table:align="left" style:may-break-between-rows="false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2.099cm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row-height="0.6cm"/>
    </style:style>
    <style:style style:name="Tabla1.A2" style:family="table-cell">
      <style:table-cell-properties style:vertical-align="middle" fo:padding="0cm" fo:border="none"/>
    </style:style>
    <style:style style:name="Tabla1.4" style:family="table-row">
      <style:table-row-properties style:row-height="1cm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10pt" officeooo:paragraph-rsid="000fc485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0pt" style:text-underline-style="none" officeooo:paragraph-rsid="000fc485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7pt" officeooo:paragraph-rsid="0017ab63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 3 of 9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language="zxx" fo:country="none" fo:font-weight="normal" officeooo:rsid="001235ab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font-size="10pt" fo:font-weight="bold" officeooo:rsid="001235ab" style:font-size-asian="10pt" style:font-weight-asian="bold" style:font-size-complex="10pt" style:font-weight-complex="bold"/>
    </style:style>
    <style:style style:name="T3" style:family="text">
      <style:text-properties fo:font-size="12pt" fo:font-weight="bold" officeooo:rsid="001235ab" style:font-size-asian="12pt" style:font-weight-asian="bold" style:font-size-complex="12pt" style:font-weight-complex="bold"/>
    </style:style>
    <style:style style:name="T4" style:family="text">
      <style:text-properties fo:font-size="12pt" fo:language="zxx" fo:country="none" fo:font-weight="bold" officeooo:rsid="0017ab63" style:font-size-asian="12pt" style:language-asian="zxx" style:country-asian="none" style:font-weight-asian="bold" style:font-size-complex="12pt" style:language-complex="zxx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fraction in label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placeholder text:placeholder-type="text">&lt;fraction.number&gt;</text:placeholder></text:p>
          </table:table-cell>
          <table:table-cell table:style-name="Tabla1.A1" office:value-type="string">
            <text:p text:style-name="P6"><text:placeholder text:placeholder-type="text">&lt;fraction.type.code&gt;</text:placeholder> <text:placeholder text:placeholder-type="text">&lt;fraction.storage_location.code&gt;</text:placeholder></text:p>
          </table:table-cell>
        </table:table-row>
        <table:table-row table:style-name="Tabla1.2">
          <table:table-cell table:style-name="Tabla1.A2" table:number-columns-spanned="2" office:value-type="string">
            <text:p text:style-name="P4"><text:placeholder text:placeholder-type="text">&lt;fraction.label&gt;</text:placeholder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5"><text:placeholder text:placeholder-type="text">&lt;fraction.sample.product_type.description&gt;</text:placeholder>-<text:placeholder text:placeholder-type="text">&lt;fraction.sample.matrix.description&gt;</text:placeholder> <text:placeholder text:placeholder-type="text">&lt;if test="fraction.shared"&gt;</text:placeholder> <text:s text:c="4"/><text:span text:style-name="T3">C</text:span><text:span text:style-name="T1"><text:placeholder text:placeholder-type="text">&lt;/if&gt;</text:placeholder></text:span><text:span text:style-name="T1"> </text:span><text:span text:style-name="T1"><text:placeholder text:placeholder-type="text">&lt;if test="fraction.sample.restricted_entry"&gt;</text:placeholder></text:span><text:span text:style-name="T1"> <text:s text:c="3"/></text:span><text:span text:style-name="T4">F</text:span><text:span text:style-name="T1"><text:placeholder text:placeholder-type="text">&lt;/if&gt;</text:placeholder>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7">*<text:placeholder text:placeholder-type="text">&lt;fraction.number&gt;</text:placeholder>*</text:p>
          </table:table-cell>
          <table:covered-table-cell/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Free 3 of 9" svg:font-family="'Free 3 of 9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41:02.109374203</meta:creation-date>
    <meta:editing-duration>P0D</meta:editing-duration>
    <meta:editing-cycles>1</meta:editing-cycles>
    <meta:generator>LibreOffice/4.3.3.2$Linux_x86 LibreOffice_project/430m0$Build-2</meta:generator>
    <meta:document-statistic meta:table-count="1" meta:image-count="0" meta:object-count="0" meta:page-count="1" meta:paragraph-count="7" meta:word-count="17" meta:character-count="315" meta:non-whitespace-character-count="298"/>
    <meta:user-defined meta:name="Info 1"/>
    <meta:user-defined meta:name="Info 2"/>
    <meta:user-defined meta:name="Info 3"/>
    <meta:user-defined meta:name="Info 4"/>
  </office:meta>
</office:document-meta>
</file>